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9mm"/>
    </style:style>
    <style:style style:name="co2" style:family="table-column">
      <style:table-column-properties fo:break-before="auto" style:column-width="60.52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4.91mm"/>
    </style:style>
    <style:style style:name="co5" style:family="table-column">
      <style:table-column-properties fo:break-before="auto" style:column-width="26.63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17.99mm" fo:break-before="auto" style:use-optimal-row-height="false"/>
    </style:style>
    <style:style style:name="ro5" style:family="table-row">
      <style:table-row-properties style:row-height="30.69mm" fo:break-before="auto" style:use-optimal-row-height="false"/>
    </style:style>
    <style:style style:name="ro6" style:family="table-row">
      <style:table-row-properties style:row-height="22.49mm" fo:break-before="auto" style:use-optimal-row-height="false"/>
    </style:style>
    <style:style style:name="ro7" style:family="table-row">
      <style:table-row-properties style:row-height="25.4mm" fo:break-before="auto" style:use-optimal-row-height="false"/>
    </style:style>
    <style:style style:name="ro8" style:family="table-row">
      <style:table-row-properties style:row-height="23.28mm" fo:break-before="auto" style:use-optimal-row-height="false"/>
    </style:style>
    <style:style style:name="ro9" style:family="table-row">
      <style:table-row-properties style:row-height="25.14mm" fo:break-before="auto" style:use-optimal-row-height="false"/>
    </style:style>
    <style:style style:name="ro10" style:family="table-row">
      <style:table-row-properties style:row-height="39.42mm" fo:break-before="auto" style:use-optimal-row-height="false"/>
    </style:style>
    <style:style style:name="ro11" style:family="table-row">
      <style:table-row-properties style:row-height="20.9mm" fo:break-before="auto" style:use-optimal-row-height="false"/>
    </style:style>
    <style:style style:name="ro12" style:family="table-row">
      <style:table-row-properties style:row-height="24.34mm" fo:break-before="auto" style:use-optimal-row-height="false"/>
    </style:style>
    <style:style style:name="ro13" style:family="table-row">
      <style:table-row-properties style:row-height="6.88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95考核表-1">
      <style:table-cell-properties style:glyph-orientation-vertical="0" fo:background-color="#ff99cc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95考核表-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95考核表-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4"/>
        <table:table-column table:style-name="co3" table:default-cell-style-name="ce13"/>
        <table:table-column table:style-name="co4" table:default-cell-style-name="ce13"/>
        <table:table-column table:style-name="co5" table:number-columns-repeated="5" table:default-cell-style-name="ce13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基隆市政府105年度對議員所提地方建設建議事項處理明細表</text:p>
          </table:table-cell>
          <table:covered-table-cell/>
          <table:covered-table-cell table:number-columns-repeated="7" table:style-name="ce1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至105年12月止</text:p>
          </table:table-cell>
          <table:covered-table-cell/>
          <table:covered-table-cell table:number-columns-repeated="7" table:style-name="ce14"/>
          <table:table-cell table:number-columns-repeated="1015"/>
        </table:table-row>
        <table:table-row table:style-name="ro2">
          <table:table-cell table:style-name="ce2" office:value-type="string" calcext:value-type="string">
            <text:p>表4</text:p>
          </table:table-cell>
          <table:table-cell table:style-name="ce15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24"/>
          <table:table-cell table:style-name="ce33" office:value-type="string" calcext:value-type="string">
            <text:p>單位：千元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議員姓名</text:p>
          </table:table-cell>
          <table:table-cell table:style-name="ce3" office:value-type="string" calcext:value-type="string" table:number-columns-spanned="1" table:number-rows-spanned="2">
            <text:p>建議項目</text:p>
          </table:table-cell>
          <table:table-cell table:style-name="ce25" office:value-type="string" calcext:value-type="string" table:number-columns-spanned="1" table:number-rows-spanned="2">
            <text:p>建議地點</text:p>
          </table:table-cell>
          <table:table-cell table:style-name="ce25" office:value-type="string" calcext:value-type="string" table:number-columns-spanned="1" table:number-rows-spanned="2">
            <text:p>建議金額</text:p>
          </table:table-cell>
          <table:table-cell table:style-name="ce25" office:value-type="string" calcext:value-type="string" table:number-columns-spanned="5" table:number-rows-spanned="1">
            <text:p>核定情形</text:p>
          </table:table-cell>
          <table:covered-table-cell table:number-columns-repeated="4" table:style-name="ce25"/>
          <table:table-cell table:number-columns-repeated="1015"/>
        </table:table-row>
        <table:table-row table:style-name="ro4">
          <table:covered-table-cell table:number-columns-repeated="2" table:style-name="ce3"/>
          <table:covered-table-cell table:number-columns-repeated="2" table:style-name="ce25"/>
          <table:table-cell table:style-name="ce25" office:value-type="string" calcext:value-type="string">
            <text:p>核定金額</text:p>
          </table:table-cell>
          <table:table-cell table:style-name="ce25" office:value-type="string" calcext:value-type="string">
            <text:p>經費支用科目</text:p>
          </table:table-cell>
          <table:table-cell table:style-name="ce25" office:value-type="string" calcext:value-type="string">
            <text:p>主辦機關</text:p>
          </table:table-cell>
          <table:table-cell table:style-name="ce25" office:value-type="string" calcext:value-type="string">
            <text:p>招標方式</text:p>
          </table:table-cell>
          <table:table-cell table:style-name="ce25" office:value-type="string" calcext:value-type="string">
            <text:p>得標廠商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連恩典</text:p>
            <text:p>林明智</text:p>
          </table:table-cell>
          <table:table-cell table:style-name="ce16" office:value-type="string" office:string-value="暖暖區公所「碇內15號公園籃球場及周邊改建工程」" calcext:value-type="string">
            <text:p><text:s/>暖暖區公所「碇內15號公園籃球場及周邊改建工程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7" office:value-type="float" office:value="4800" calcext:value-type="float">
            <text:p><text:s/>4,800 </text:p>
          </table:table-cell>
          <table:table-cell table:style-name="ce27" office:value-type="string" office:string-value="－" calcext:value-type="string">
            <text:p><text:s/>－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暖暖區公所" calcext:value-type="string">
            <text:p><text:s/>暖暖區公所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專案保留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秦鉦" calcext:value-type="string">
            <text:p><text:s/>秦鉦 </text:p>
          </table:table-cell>
          <table:table-cell table:style-name="ce17" office:value-type="string" calcext:value-type="string">
            <text:p>尚仁國小「105年度活動中心冷氣安裝」購置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292" calcext:value-type="float">
            <text:p><text:s/>292 </text:p>
          </table:table-cell>
          <table:table-cell table:style-name="ce27" office:value-type="float" office:value="240" calcext:value-type="float">
            <text:p><text:s/>24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大成電器行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鄭林清良</text:p>
            <text:p>呂美玲</text:p>
            <text:p>陳志成</text:p>
          </table:table-cell>
          <table:table-cell table:style-name="ce16" office:value-type="string" office:string-value="建徳國中「教室置物櫃採購」" calcext:value-type="string">
            <text:p><text:s/>建徳國中「教室置物櫃採購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8" office:value-type="float" office:value="940" calcext:value-type="float">
            <text:p><text:s/>940 </text:p>
          </table:table-cell>
          <table:table-cell table:style-name="ce27" office:value-type="float" office:value="940" calcext:value-type="float">
            <text:p><text:s/>94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創奇企業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林明智" calcext:value-type="string">
            <text:p><text:s/>林明智 </text:p>
          </table:table-cell>
          <table:table-cell table:style-name="ce16" office:value-type="string" office:string-value="暖暖國小「走廊及階梯改善工程」" calcext:value-type="string">
            <text:p><text:s/>暖暖國小「走廊及階梯改善工程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8" office:value-type="float" office:value="700" calcext:value-type="float">
            <text:p><text:s/>700 </text:p>
          </table:table-cell>
          <table:table-cell table:style-name="ce27" office:value-type="float" office:value="517" calcext:value-type="float">
            <text:p><text:s/>51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大唐土木包工業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秦鉦" calcext:value-type="string">
            <text:p><text:s/>秦鉦 </text:p>
          </table:table-cell>
          <table:table-cell table:style-name="ce18" office:value-type="string" calcext:value-type="string">
            <text:p>安樂區安和一街288巷暨安樂路一段69巷等護牆、路面、水溝改善等工程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1100" calcext:value-type="float">
            <text:p><text:s/>1,100 </text:p>
          </table:table-cell>
          <table:table-cell table:style-name="ce27" office:value-type="float" office:value="709" calcext:value-type="float">
            <text:p><text:s/>70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菩耕園營造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連恩典" calcext:value-type="string">
            <text:p><text:s/>連恩典 </text:p>
          </table:table-cell>
          <table:table-cell table:style-name="ce17" office:value-type="string" calcext:value-type="string">
            <text:p>暖暖區公所「暖暖親水公園步道清洗工程」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7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暖暖區公所" calcext:value-type="string">
            <text:p><text:s/>暖暖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臺順營造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6" office:value-type="string" office:string-value="基隆市警察局「第一分局偵查隊增購沙發、茶几等設備」" calcext:value-type="string">
            <text:p><text:s/>基隆市警察局「第一分局偵查隊增購沙發、茶几等設備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警察局" calcext:value-type="string">
            <text:p><text:s/>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大方傢俱行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蘇仁和" calcext:value-type="string">
            <text:p><text:s/>蘇仁和 </text:p>
          </table:table-cell>
          <table:table-cell table:style-name="ce16" office:value-type="string" office:string-value="七堵區草濫站候車亭新建工程" calcext:value-type="string">
            <text:p><text:s/>七堵區草濫站候車亭新建工程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400" calcext:value-type="float">
            <text:p><text:s/>400 </text:p>
          </table:table-cell>
          <table:table-cell table:style-name="ce27" office:value-type="float" office:value="400" calcext:value-type="float">
            <text:p><text:s/>4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公共汽車管理處" calcext:value-type="string">
            <text:p><text:s/>公共汽車管理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弘通土木包工業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秦鉦" calcext:value-type="string">
            <text:p><text:s/>秦鉦 </text:p>
          </table:table-cell>
          <table:table-cell table:style-name="ce16" office:value-type="string" office:string-value="武崙國中「雷射雕刻機資訊科技教學器材」" calcext:value-type="string">
            <text:p><text:s/>武崙國中「雷射雕刻機資訊科技教學器材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8" office:value-type="float" office:value="90" calcext:value-type="float">
            <text:p><text:s/>90 </text:p>
          </table:table-cell>
          <table:table-cell table:style-name="ce27" office:value-type="float" office:value="90" calcext:value-type="float">
            <text:p><text:s/>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達億機械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施世明" calcext:value-type="string">
            <text:p><text:s/>施世明 </text:p>
          </table:table-cell>
          <table:table-cell table:style-name="ce16" office:value-type="string" office:string-value="中山、民治聨合里民活動中心外牆整修等工程" calcext:value-type="string">
            <text:p><text:s/>中山、民治聨合里民活動中心外牆整修等工程 </text:p>
          </table:table-cell>
          <table:table-cell table:style-name="ce4" office:value-type="string" office:string-value="中山區" calcext:value-type="string">
            <text:p><text:s/>中山區 </text:p>
          </table:table-cell>
          <table:table-cell table:style-name="ce27" office:value-type="float" office:value="3000" calcext:value-type="float">
            <text:p><text:s/>3,000 </text:p>
          </table:table-cell>
          <table:table-cell table:style-name="ce27" office:value-type="float" office:value="2580" calcext:value-type="float">
            <text:p><text:s/>2,58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東南土木包工業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楊石城" calcext:value-type="string">
            <text:p><text:s/>楊石城 </text:p>
          </table:table-cell>
          <table:table-cell table:style-name="ce18" office:value-type="string" calcext:value-type="string">
            <text:p>安樂區安和里購置全彩LED字幕機等設備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27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千賞企業社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徐莉莉" calcext:value-type="string">
            <text:p><text:s/>徐莉莉 </text:p>
          </table:table-cell>
          <table:table-cell table:style-name="ce18" office:value-type="string" calcext:value-type="string">
            <text:p>中正區義二路252巷巷道路面整修工程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27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皇駒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俞叁發</text:p>
          </table:table-cell>
          <table:table-cell table:style-name="ce16" office:value-type="string" office:string-value="安樂區公所「壯觀里購置多媒體混音器及印表機等設備」" calcext:value-type="string">
            <text:p><text:s/>安樂區公所「壯觀里購置多媒體混音器及印表機等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89" calcext:value-type="float">
            <text:p><text:s/>89 </text:p>
          </table:table-cell>
          <table:table-cell table:style-name="ce27" office:value-type="float" office:value="67" calcext:value-type="float">
            <text:p><text:s/>6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羿泰科技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9" office:value-type="string" office:string-value="百福國中「破損圍牆整修工程」" calcext:value-type="string">
            <text:p><text:s/>百福國中「破損圍牆整修工程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7" office:value-type="float" office:value="98" calcext:value-type="float">
            <text:p><text:s/>98 </text:p>
          </table:table-cell>
          <table:table-cell table:style-name="ce27" office:value-type="float" office:value="93" calcext:value-type="float">
            <text:p><text:s/>9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專業室內裝修工程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楊石城" calcext:value-type="string">
            <text:p><text:s/>楊石城 </text:p>
          </table:table-cell>
          <table:table-cell table:style-name="ce18" office:value-type="string" calcext:value-type="string">
            <text:p>消防局「第二救災救護大隊發電機室緊急電力線路配置工程」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98" calcext:value-type="float">
            <text:p><text:s/>98 </text:p>
          </table:table-cell>
          <table:table-cell table:style-name="ce27" office:value-type="float" office:value="93" calcext:value-type="float">
            <text:p><text:s/>9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消防局" calcext:value-type="string">
            <text:p><text:s/>消防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榮成水電行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連恩典" calcext:value-type="string">
            <text:p><text:s/>連恩典 </text:p>
          </table:table-cell>
          <table:table-cell table:style-name="ce18" office:value-type="string" calcext:value-type="string">
            <text:p>暖江國小操場地墊與樓梯止滑條設備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number-columns-repeated="2" table:style-name="ce27" office:value-type="float" office:value="90" calcext:value-type="float">
            <text:p><text:s/>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啟展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俞叁發</text:p>
          </table:table-cell>
          <table:table-cell table:style-name="ce18" office:value-type="string" calcext:value-type="string">
            <text:p>安樂區公所「干城里購置戶外防水型電腦字幕機設備」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97" calcext:value-type="float">
            <text:p><text:s/>97 </text:p>
          </table:table-cell>
          <table:table-cell table:style-name="ce27" office:value-type="float" office:value="93" calcext:value-type="float">
            <text:p><text:s/>9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俊達數位科技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明建</text:p>
          </table:table-cell>
          <table:table-cell table:style-name="ce18" office:value-type="string" calcext:value-type="string">
            <text:p>原住民會館旁廣場空間改善工程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7" office:value-type="float" office:value="85" calcext:value-type="float">
            <text:p><text:s/>85 </text:p>
          </table:table-cell>
          <table:table-cell table:style-name="ce28" office:value-type="float" office:value="85" calcext:value-type="float">
            <text:p><text:s/>8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鎮緯企業社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陳志成" calcext:value-type="string">
            <text:p><text:s/>陳志成 </text:p>
          </table:table-cell>
          <table:table-cell table:style-name="ce18" office:value-type="string" calcext:value-type="string">
            <text:p>安樂區公所「嘉仁里購置冷氣機設備」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200" calcext:value-type="float">
            <text:p><text:s/>200 </text:p>
          </table:table-cell>
          <table:table-cell table:style-name="ce27" office:value-type="float" office:value="198" calcext:value-type="float">
            <text:p><text:s/>1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4" office:value-type="string" calcext:value-type="string">
            <text:p>明音電器行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俞叁發</text:p>
          </table:table-cell>
          <table:table-cell table:style-name="ce17" office:value-type="string" calcext:value-type="string">
            <text:p>安樂區公所「外寮、新西、干城里購置飲水機設備」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27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豪康水器材料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何淑萍</text:p>
          </table:table-cell>
          <table:table-cell table:style-name="ce17" office:value-type="string" calcext:value-type="string">
            <text:p>信義國小「活動中心舞台布幕更新工程」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number-columns-repeated="2" table:style-name="ce27" office:value-type="float" office:value="96" calcext:value-type="float">
            <text:p><text:s/>9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鴻賓營造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洪森永</text:p>
          </table:table-cell>
          <table:table-cell table:style-name="ce17" office:value-type="string" calcext:value-type="string">
            <text:p>隆聖國小「購置飲水設備」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27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豪康水器材料有限公司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連恩典</text:p>
          </table:table-cell>
          <table:table-cell table:style-name="ce17" office:value-type="string" calcext:value-type="string">
            <text:p>暖江國小「電訊管線重整工程」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number-columns-repeated="2" table:style-name="ce27" office:value-type="float" office:value="90" calcext:value-type="float">
            <text:p><text:s/>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景揚消防水電工程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洪森永</text:p>
            <text:p>莊錦田</text:p>
          </table:table-cell>
          <table:table-cell table:style-name="ce18" office:value-type="string" calcext:value-type="string">
            <text:p>長樂國小「增購大型集合場所視聽教學設備」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number-columns-repeated="2" table:style-name="ce27" office:value-type="float" office:value="990" calcext:value-type="float">
            <text:p><text:s/>9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吉邦數位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游祥耀</text:p>
          </table:table-cell>
          <table:table-cell table:style-name="ce18" office:value-type="string" calcext:value-type="string">
            <text:p>成功國中「高亮度視訊暨大型顯示器設備採購」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7" office:value-type="float" office:value="970" calcext:value-type="float">
            <text:p><text:s/>970 </text:p>
          </table:table-cell>
          <table:table-cell table:style-name="ce27" office:value-type="float" office:value="949" calcext:value-type="float">
            <text:p><text:s/>94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豐雅數位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莊榮欽</text:p>
          </table:table-cell>
          <table:table-cell table:style-name="ce18" office:value-type="string" calcext:value-type="string">
            <text:p>仁愛國小「冷氣設備」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27" office:value-type="float" office:value="400" calcext:value-type="float">
            <text:p><text:s/>400 </text:p>
          </table:table-cell>
          <table:table-cell table:style-name="ce27" office:value-type="float" office:value="393" calcext:value-type="float">
            <text:p><text:s/>39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明音電器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陳江山</text:p>
          </table:table-cell>
          <table:table-cell table:style-name="ce18" office:value-type="string" calcext:value-type="string">
            <text:p>暖暖區公所「碇安公園景觀投射燈安裝工程」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27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暖暖區公所" calcext:value-type="string">
            <text:p><text:s/>暖暖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隆光水電工程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陳志成</text:p>
          </table:table-cell>
          <table:table-cell table:style-name="ce18" office:value-type="string" calcext:value-type="string">
            <text:p>安樂區公所「嘉仁里購置冷氣機設備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200" calcext:value-type="float">
            <text:p><text:s/>200 </text:p>
          </table:table-cell>
          <table:table-cell table:style-name="ce27" office:value-type="float" office:value="198" calcext:value-type="float">
            <text:p><text:s/>1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4" office:value-type="string" calcext:value-type="string">
            <text:p>明音電器行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徐莉莉</text:p>
          </table:table-cell>
          <table:table-cell table:style-name="ce18" office:value-type="string" calcext:value-type="string">
            <text:p>信義區公所「培德路12巷道路旁雜草樹木砍除環境整理工程」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27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信義區公所" calcext:value-type="string">
            <text:p><text:s/>信義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皇駒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旺璉</text:p>
            <text:p>陳志成</text:p>
          </table:table-cell>
          <table:table-cell table:style-name="ce16" office:value-type="string" office:string-value="百福國中「百福國中購置國樂樂器設備」" calcext:value-type="string">
            <text:p><text:s/>百福國中「百福國中購置國樂樂器設備」 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7" office:value-type="float" office:value="900" calcext:value-type="float">
            <text:p><text:s/>900 </text:p>
          </table:table-cell>
          <table:table-cell table:style-name="ce27" office:value-type="float" office:value="894" calcext:value-type="float">
            <text:p><text:s/>89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四維企業社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施世明</text:p>
          </table:table-cell>
          <table:table-cell table:style-name="ce16" office:value-type="string" office:string-value="安樂區公所「樂一里購置全彩LED字幕機設備」" calcext:value-type="string">
            <text:p><text:s/>安樂區公所「樂一里購置全彩LED字幕機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27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千賞企業社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陳江山</text:p>
            <text:p>秦鉦</text:p>
          </table:table-cell>
          <table:table-cell table:style-name="ce17" office:value-type="string" calcext:value-type="string">
            <text:p>暖江國小「電腦設備」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7" office:value-type="float" office:value="187" calcext:value-type="float">
            <text:p><text:s/>187 </text:p>
          </table:table-cell>
          <table:table-cell table:style-name="ce27" office:value-type="float" office:value="185" calcext:value-type="float">
            <text:p><text:s/>18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4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莊錦田</text:p>
          </table:table-cell>
          <table:table-cell table:style-name="ce16" office:value-type="string" office:string-value="安樂區公所「四維里購置飲水機設備」" calcext:value-type="string">
            <text:p><text:s/>安樂區公所「四維里購置飲水機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number-columns-repeated="2" table:style-name="ce27" office:value-type="float" office:value="53" calcext:value-type="float">
            <text:p><text:s/>5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康保企業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莊錦田</text:p>
          </table:table-cell>
          <table:table-cell table:style-name="ce16" office:value-type="string" office:string-value="安樂區公所「三民里邊坡花園環境整理工程」" calcext:value-type="string">
            <text:p><text:s/>安樂區公所「三民里邊坡花園環境整理工程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27" office:value-type="float" office:value="93" calcext:value-type="float">
            <text:p><text:s/>9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慶泰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莊錦田</text:p>
          </table:table-cell>
          <table:table-cell table:style-name="ce16" office:value-type="string" office:string-value="安樂區公所「西川里公告欄整修及設置扶手等工程」" calcext:value-type="string">
            <text:p><text:s/>安樂區公所「西川里公告欄整修及設置扶手等工程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27" office:value-type="float" office:value="93" calcext:value-type="float">
            <text:p><text:s/>9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祥耀廣告社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宋瑋莉</text:p>
          </table:table-cell>
          <table:table-cell table:style-name="ce16" office:value-type="string" office:string-value="安樂區五福里購置飲水機設備" calcext:value-type="string">
            <text:p><text:s/>安樂區五福里購置飲水機設備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7" office:value-type="float" office:value="35" calcext:value-type="float">
            <text:p><text:s/>35 </text:p>
          </table:table-cell>
          <table:table-cell table:style-name="ce27" office:value-type="float" office:value="34" calcext:value-type="float">
            <text:p><text:s/>3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賀眾企業股份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明建</text:p>
          </table:table-cell>
          <table:table-cell table:style-name="ce17" office:value-type="string" calcext:value-type="string">
            <text:p>暖江國小「輔導諮詢室設備」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7" office:value-type="float" office:value="90" calcext:value-type="float">
            <text:p><text:s/>90 </text:p>
          </table:table-cell>
          <table:table-cell table:style-name="ce27" office:value-type="float" office:value="89" calcext:value-type="float">
            <text:p><text:s/>8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昱鑫貿易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芳麗</text:p>
          </table:table-cell>
          <table:table-cell table:style-name="ce20" office:value-type="string" calcext:value-type="string">
            <text:p>信義國小「校舍及零星工程整修」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7" office:value-type="float" office:value="950" calcext:value-type="float">
            <text:p><text:s/>950 </text:p>
          </table:table-cell>
          <table:table-cell table:style-name="ce27" office:value-type="string" office:string-value="－" calcext:value-type="string">
            <text:p><text:s/>－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專案保留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蔡旺璉" calcext:value-type="string">
            <text:p><text:s/>蔡旺璉 </text:p>
          </table:table-cell>
          <table:table-cell table:style-name="ce16" office:value-type="string" office:string-value="五堵國小「國樂團樂器設備」" calcext:value-type="string">
            <text:p><text:s/>五堵國小「國樂團樂器設備」 </text:p>
          </table:table-cell>
          <table:table-cell table:style-name="ce5" office:value-type="string" calcext:value-type="string">
            <text:p>七堵區</text:p>
          </table:table-cell>
          <table:table-cell table:number-columns-repeated="2" table:style-name="ce27" office:value-type="float" office:value="90" calcext:value-type="float">
            <text:p><text:s/>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長安樂器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明建</text:p>
          </table:table-cell>
          <table:table-cell table:style-name="ce20" office:value-type="string" calcext:value-type="string">
            <text:p>中正區海濱部落聚會所設施整修工程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number-columns-repeated="2" table:style-name="ce27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鎮緯企業社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20" office:value-type="string" calcext:value-type="string">
            <text:p>堵南國小105年度資訊設備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7" office:value-type="float" office:value="150" calcext:value-type="float">
            <text:p><text:s/>150 </text:p>
          </table:table-cell>
          <table:table-cell table:style-name="ce27" office:value-type="float" office:value="149" calcext:value-type="float">
            <text:p><text:s/>14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4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蘇仁和</text:p>
          </table:table-cell>
          <table:table-cell table:style-name="ce20" office:value-type="string" calcext:value-type="string">
            <text:p>八斗國小「建置數位化多媒體教學設備環境改善採購」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7" office:value-type="float" office:value="1000" calcext:value-type="float">
            <text:p><text:s/>1,000 </text:p>
          </table:table-cell>
          <table:table-cell table:style-name="ce27" office:value-type="float" office:value="989" calcext:value-type="float">
            <text:p><text:s/>98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天創資訊科技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江山</text:p>
          </table:table-cell>
          <table:table-cell table:style-name="ce20" office:value-type="string" calcext:value-type="string">
            <text:p>和平國小「綜合教室桌椅設備」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7" office:value-type="float" office:value="100" calcext:value-type="float">
            <text:p><text:s/>100 </text:p>
          </table:table-cell>
          <table:table-cell table:style-name="ce27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大方傢俱行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秦鉦" calcext:value-type="string">
            <text:p><text:s/>秦鉦 </text:p>
          </table:table-cell>
          <table:table-cell table:style-name="ce20" office:value-type="string" calcext:value-type="string">
            <text:p>建德國小上下學交通車輛接送區域新建工程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8" office:value-type="float" office:value="300" calcext:value-type="float">
            <text:p><text:s/>300 </text:p>
          </table:table-cell>
          <table:table-cell table:style-name="ce27" office:value-type="string" office:string-value="－" calcext:value-type="string">
            <text:p><text:s/>－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專案保留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張錦煌" calcext:value-type="string">
            <text:p><text:s/>張錦煌 </text:p>
          </table:table-cell>
          <table:table-cell table:style-name="ce20" office:value-type="string" calcext:value-type="string">
            <text:p>信義國小改善辦公室設備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7" office:value-type="float" office:value="65" calcext:value-type="float">
            <text:p><text:s/>6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大方傢俱行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張芳麗" calcext:value-type="string">
            <text:p><text:s/>張芳麗 </text:p>
          </table:table-cell>
          <table:table-cell table:style-name="ce20" office:value-type="string" calcext:value-type="string">
            <text:p>信義國小改善影印設備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8" office:value-type="float" office:value="200" calcext:value-type="float">
            <text:p><text:s/>200 </text:p>
          </table:table-cell>
          <table:table-cell table:style-name="ce27" office:value-type="float" office:value="200" calcext:value-type="float">
            <text:p><text:s/>2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4" office:value-type="string" calcext:value-type="string">
            <text:p>成冠企業行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蔡適應" calcext:value-type="string">
            <text:p><text:s/>蔡適應 </text:p>
          </table:table-cell>
          <table:table-cell table:style-name="ce20" office:value-type="string" calcext:value-type="string">
            <text:p>八斗國小增設視聽教學設備案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8" office:value-type="float" office:value="800" calcext:value-type="float">
            <text:p><text:s/>800 </text:p>
          </table:table-cell>
          <table:table-cell table:style-name="ce27" office:value-type="float" office:value="758" calcext:value-type="float">
            <text:p><text:s/>75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天創資訊科技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連恩典" calcext:value-type="string">
            <text:p><text:s/>連恩典 </text:p>
          </table:table-cell>
          <table:table-cell table:style-name="ce20" office:value-type="string" calcext:value-type="string">
            <text:p>碇內國中校園邊坡環境整理工程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number-columns-repeated="2" table:style-name="ce27" office:value-type="float" office:value="100" calcext:value-type="float">
            <text:p><text:s/>1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弘通土木包工業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宋瑋莉" calcext:value-type="string">
            <text:p><text:s/>宋瑋莉 </text:p>
          </table:table-cell>
          <table:table-cell table:style-name="ce20" office:value-type="string" calcext:value-type="string">
            <text:p>安樂區慈仁里購置數位高解析監視系統機設備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8" office:value-type="float" office:value="98" calcext:value-type="float">
            <text:p><text:s/>98 </text:p>
          </table:table-cell>
          <table:table-cell table:style-name="ce27" office:value-type="float" office:value="95" calcext:value-type="float">
            <text:p><text:s/>9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景邦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張耿輝" calcext:value-type="string">
            <text:p><text:s/>張耿輝 </text:p>
          </table:table-cell>
          <table:table-cell table:style-name="ce20" office:value-type="string" calcext:value-type="string">
            <text:p>明德國中「辦公室設備改善工程」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96" calcext:value-type="float">
            <text:p><text:s/>96 </text:p>
          </table:table-cell>
          <table:table-cell table:style-name="ce27" office:value-type="float" office:value="95" calcext:value-type="float">
            <text:p><text:s/>9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鴻賓營造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張芳麗" calcext:value-type="string">
            <text:p><text:s/>張芳麗 </text:p>
          </table:table-cell>
          <table:table-cell table:style-name="ce20" office:value-type="string" calcext:value-type="string">
            <text:p>和平國小行政電腦更新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8" office:value-type="float" office:value="50" calcext:value-type="float">
            <text:p><text:s/>50 </text:p>
          </table:table-cell>
          <table:table-cell table:style-name="ce27" office:value-type="float" office:value="50" calcext:value-type="float">
            <text:p><text:s/>5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蔡旺璉" calcext:value-type="string">
            <text:p><text:s/>蔡旺璉 </text:p>
          </table:table-cell>
          <table:table-cell table:style-name="ce20" office:value-type="string" calcext:value-type="string">
            <text:p>五堵國小教室走廊排水系統改善工程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90" calcext:value-type="float">
            <text:p><text:s/>90 </text:p>
          </table:table-cell>
          <table:table-cell table:style-name="ce27" office:value-type="float" office:value="90" calcext:value-type="float">
            <text:p><text:s/>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景揚消防水電工程行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秦鉦" calcext:value-type="string">
            <text:p><text:s/>秦鉦 </text:p>
          </table:table-cell>
          <table:table-cell table:style-name="ce20" office:value-type="string" calcext:value-type="string">
            <text:p>建德國小上下學交通車接送區域興建工程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8" office:value-type="float" office:value="300" calcext:value-type="float">
            <text:p><text:s/>300 </text:p>
          </table:table-cell>
          <table:table-cell table:style-name="ce27" office:value-type="string" office:string-value="－" calcext:value-type="string">
            <text:p><text:s/>－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專案保留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陳江山" calcext:value-type="string">
            <text:p><text:s/>陳江山 </text:p>
          </table:table-cell>
          <table:table-cell table:style-name="ce20" office:value-type="string" calcext:value-type="string">
            <text:p>和平國小「綜合教室桌椅設備」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7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大方傢俱行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張耿輝" calcext:value-type="string">
            <text:p><text:s/>張耿輝 </text:p>
          </table:table-cell>
          <table:table-cell table:style-name="ce20" office:value-type="string" calcext:value-type="string">
            <text:p>五堵國小「國樂團教學設備增購」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700" calcext:value-type="float">
            <text:p><text:s/>700 </text:p>
          </table:table-cell>
          <table:table-cell table:style-name="ce27" office:value-type="float" office:value="680" calcext:value-type="float">
            <text:p><text:s/>68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四維企業社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張耿輝" calcext:value-type="string">
            <text:p><text:s/>張耿輝 </text:p>
          </table:table-cell>
          <table:table-cell table:style-name="ce20" office:value-type="string" calcext:value-type="string">
            <text:p>五堵國小「班級牌更新設備」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96" calcext:value-type="float">
            <text:p><text:s/>96 </text:p>
          </table:table-cell>
          <table:table-cell table:style-name="ce27" office:value-type="float" office:value="96" calcext:value-type="float">
            <text:p><text:s/>9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啟展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8" office:value-type="string" calcext:value-type="string">
            <text:p>長興國小「行政及教學用電腦設備」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131" calcext:value-type="float">
            <text:p><text:s/>131 </text:p>
          </table:table-cell>
          <table:table-cell table:style-name="ce27" office:value-type="float" office:value="130" calcext:value-type="float">
            <text:p><text:s/>13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4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陳江山" calcext:value-type="string">
            <text:p><text:s/>陳江山 </text:p>
          </table:table-cell>
          <table:table-cell table:style-name="ce20" office:value-type="string" calcext:value-type="string">
            <text:p>碇內國小圖書室暨專科教室e化資訊設備改善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number-columns-repeated="2" table:style-name="ce27" office:value-type="float" office:value="310" calcext:value-type="float">
            <text:p><text:s/>31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4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莊榮欽" calcext:value-type="string">
            <text:p><text:s/>莊榮欽 </text:p>
          </table:table-cell>
          <table:table-cell table:style-name="ce20" office:value-type="string" calcext:value-type="string">
            <text:p>信義國小總水塔漏水修繕工程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7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啟展工程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陳江山" calcext:value-type="string">
            <text:p><text:s/>陳江山 </text:p>
          </table:table-cell>
          <table:table-cell table:style-name="ce20" office:value-type="string" calcext:value-type="string">
            <text:p>堵南國小「105年度教室無線網路改善」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7" office:value-type="float" office:value="95" calcext:value-type="float">
            <text:p><text:s/>9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陳明建" calcext:value-type="string">
            <text:p><text:s/>陳明建 </text:p>
          </table:table-cell>
          <table:table-cell table:style-name="ce20" office:value-type="string" calcext:value-type="string">
            <text:p>暖江國小「輔導諮詢室設備」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8" office:value-type="float" office:value="90" calcext:value-type="float">
            <text:p><text:s/>90 </text:p>
          </table:table-cell>
          <table:table-cell table:style-name="ce27" office:value-type="float" office:value="89" calcext:value-type="float">
            <text:p><text:s/>8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昱鑫貿易有限公司</text:p>
          </table:table-cell>
          <table:table-cell table:number-columns-repeated="1015"/>
        </table:table-row>
        <table:table-row table:style-name="ro6">
          <table:table-cell table:style-name="ce4" office:value-type="string" office:string-value="張漢土" calcext:value-type="string">
            <text:p><text:s/>張漢土 </text:p>
          </table:table-cell>
          <table:table-cell table:style-name="ce20" office:value-type="string" calcext:value-type="string">
            <text:p>信義國小改善教學相關設備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8" office:value-type="float" office:value="400" calcext:value-type="float">
            <text:p><text:s/>400 </text:p>
          </table:table-cell>
          <table:table-cell table:style-name="ce27" office:value-type="float" office:value="395" calcext:value-type="float">
            <text:p><text:s/>39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點石科技有限公司</text:p>
          </table:table-cell>
          <table:table-cell table:number-columns-repeated="1015"/>
        </table:table-row>
        <table:table-row table:style-name="ro6">
          <table:table-cell table:style-name="ce4" office:value-type="string" office:string-value="楊秀玉" calcext:value-type="string">
            <text:p><text:s/>楊秀玉 </text:p>
          </table:table-cell>
          <table:table-cell table:style-name="ce20" office:value-type="string" calcext:value-type="string">
            <text:p>堵南國小105年度資訊設備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150" calcext:value-type="float">
            <text:p><text:s/>150 </text:p>
          </table:table-cell>
          <table:table-cell table:style-name="ce27" office:value-type="float" office:value="150" calcext:value-type="float">
            <text:p><text:s/>15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4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6">
          <table:table-cell table:style-name="ce4" office:value-type="string" office:string-value="蔡旺璉" calcext:value-type="string">
            <text:p><text:s/>蔡旺璉 </text:p>
          </table:table-cell>
          <table:table-cell table:style-name="ce20" office:value-type="string" calcext:value-type="string">
            <text:p>百福國中購置管樂隊樂器設備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996" calcext:value-type="float">
            <text:p><text:s/>996 </text:p>
          </table:table-cell>
          <table:table-cell table:style-name="ce27" office:value-type="float" office:value="895" calcext:value-type="float">
            <text:p><text:s/>89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四維企業社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施世明</text:p>
            <text:p>張錦煌</text:p>
          </table:table-cell>
          <table:table-cell table:style-name="ce20" office:value-type="string" calcext:value-type="string">
            <text:p>明德國中購置飲水機設備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195" calcext:value-type="float">
            <text:p><text:s/>195 </text:p>
          </table:table-cell>
          <table:table-cell table:style-name="ce27" office:value-type="float" office:value="90" calcext:value-type="float">
            <text:p><text:s/>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賀眾企業股份有限公司</text:p>
          </table:table-cell>
          <table:table-cell table:number-columns-repeated="1015"/>
        </table:table-row>
        <table:table-row table:style-name="ro7">
          <table:table-cell table:style-name="ce4" office:value-type="string" office:string-value="施世明" calcext:value-type="string">
            <text:p><text:s/>施世明 </text:p>
          </table:table-cell>
          <table:table-cell table:style-name="ce20" office:value-type="string" calcext:value-type="string">
            <text:p>和平國小雲端教學平台與智慧教室建置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8" office:value-type="float" office:value="300" calcext:value-type="float">
            <text:p><text:s/>300 </text:p>
          </table:table-cell>
          <table:table-cell table:style-name="ce27" office:value-type="float" office:value="300" calcext:value-type="float">
            <text:p><text:s/>3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豐雅數位有限公司</text:p>
          </table:table-cell>
          <table:table-cell table:number-columns-repeated="1015"/>
        </table:table-row>
        <table:table-row table:style-name="ro8">
          <table:table-cell table:style-name="ce4" office:value-type="string" office:string-value="何淑萍" calcext:value-type="string">
            <text:p><text:s/>何淑萍 </text:p>
          </table:table-cell>
          <table:table-cell table:style-name="ce20" office:value-type="string" calcext:value-type="string">
            <text:p>安樂高中購置教室置物櫃及投籃機設備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8" office:value-type="float" office:value="917" calcext:value-type="float">
            <text:p><text:s/>917 </text:p>
          </table:table-cell>
          <table:table-cell table:style-name="ce27" office:value-type="string" office:string-value="－" calcext:value-type="string">
            <text:p><text:s/>－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專案保留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詹春陽" calcext:value-type="string">
            <text:p><text:s/>詹春陽 </text:p>
          </table:table-cell>
          <table:table-cell table:style-name="ce20" office:value-type="string" calcext:value-type="string">
            <text:p>中船路90巷27號旁雜草樹木砍除修剪環境整理工程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7" office:value-type="float" office:value="87" calcext:value-type="float">
            <text:p><text:s/>8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乾泰豐營造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蘇仁和" calcext:value-type="string">
            <text:p><text:s/>蘇仁和 </text:p>
          </table:table-cell>
          <table:table-cell table:style-name="ce20" office:value-type="string" calcext:value-type="string">
            <text:p>明德國中「綠化植栽工程」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7" office:value-type="float" office:value="95" calcext:value-type="float">
            <text:p><text:s/>9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太山工程行</text:p>
          </table:table-cell>
          <table:table-cell table:number-columns-repeated="1015"/>
        </table:table-row>
        <table:table-row table:style-name="ro10">
          <table:table-cell table:style-name="ce4" office:value-type="string" calcext:value-type="string">
            <text:p>張耿輝</text:p>
            <text:p>蔡旺璉</text:p>
            <text:p>楊石城</text:p>
            <text:p>陳東財</text:p>
            <text:p>游祥耀</text:p>
            <text:p>何淑萍</text:p>
          </table:table-cell>
          <table:table-cell table:style-name="ce20" office:value-type="string" calcext:value-type="string">
            <text:p>明德國中風雨操場新建工程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9999" calcext:value-type="float">
            <text:p><text:s/>9,999 </text:p>
          </table:table-cell>
          <table:table-cell table:style-name="ce27" office:value-type="string" office:string-value="－" calcext:value-type="string">
            <text:p><text:s/>－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專案保留</text:p>
          </table:table-cell>
          <table:table-cell table:number-columns-repeated="1015"/>
        </table:table-row>
        <table:table-row table:style-name="ro11">
          <table:table-cell table:style-name="ce4" office:value-type="string" office:string-value="蔡適應" calcext:value-type="string">
            <text:p><text:s/>蔡適應 </text:p>
          </table:table-cell>
          <table:table-cell table:style-name="ce20" office:value-type="string" calcext:value-type="string">
            <text:p>西定國小改善活動中心、音樂教室及視聽教室功能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8" office:value-type="float" office:value="1962" calcext:value-type="float">
            <text:p><text:s/>1,962 </text:p>
          </table:table-cell>
          <table:table-cell table:style-name="ce27" office:value-type="float" office:value="1592" calcext:value-type="float">
            <text:p><text:s/>1,59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4" office:value-type="string" calcext:value-type="string">
            <text:p>慶泰土木包工業</text:p>
          </table:table-cell>
          <table:table-cell table:number-columns-repeated="1015"/>
        </table:table-row>
        <table:table-row table:style-name="ro11">
          <table:table-cell table:style-name="ce4" office:value-type="string" office:string-value="楊秀玉" calcext:value-type="string">
            <text:p><text:s/>楊秀玉 </text:p>
          </table:table-cell>
          <table:table-cell table:style-name="ce20" office:value-type="string" calcext:value-type="string">
            <text:p>長興國小「行政及教學用電腦設備」</text:p>
          </table:table-cell>
          <table:table-cell table:style-name="ce4" office:value-type="string" office:string-value="七堵區" calcext:value-type="string">
            <text:p><text:s/>七堵區 </text:p>
          </table:table-cell>
          <table:table-cell table:style-name="ce28" office:value-type="float" office:value="130" calcext:value-type="float">
            <text:p><text:s/>130 </text:p>
          </table:table-cell>
          <table:table-cell table:style-name="ce27" office:value-type="float" office:value="130" calcext:value-type="float">
            <text:p><text:s/>13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4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12">
          <table:table-cell table:style-name="ce4" office:value-type="string" office:string-value="洪森永" calcext:value-type="string">
            <text:p><text:s/>洪森永 </text:p>
          </table:table-cell>
          <table:table-cell table:style-name="ce20" office:value-type="string" calcext:value-type="string">
            <text:p>內寮里設置布告欄等工程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7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4" office:value-type="string" calcext:value-type="string">
            <text:p>祥耀廣告社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3"/>
          <table:table-cell table:style-name="ce4" office:value-type="float" office:value="39684" calcext:value-type="float">
            <text:p><text:s/>39,684 </text:p>
          </table:table-cell>
          <table:table-cell table:style-name="ce4" office:value-type="float" office:value="20058" calcext:value-type="float">
            <text:p><text:s/>20,058 </text:p>
          </table:table-cell>
          <table:table-cell table:style-name="ce31" table:number-columns-repeated="2"/>
          <table:table-cell table:style-name="ce4"/>
          <table:table-cell table:style-name="ce35"/>
          <table:table-cell table:number-columns-repeated="1015"/>
        </table:table-row>
        <table:table-row table:style-name="ro13">
          <table:table-cell table:style-name="ce7" office:value-type="string" calcext:value-type="string">
            <text:p>註：1.本表主辦機關為行政院主計處。</text:p>
          </table:table-cell>
          <table:table-cell table:style-name="ce21"/>
          <table:table-cell table:style-name="ce7" table:number-columns-repeated="5"/>
          <table:table-cell table:style-name="ce32"/>
          <table:table-cell table:style-name="ce36"/>
          <table:table-cell table:number-columns-repeated="1015"/>
        </table:table-row>
        <table:table-row table:style-name="ro13">
          <table:table-cell table:style-name="ce8" office:value-type="string" calcext:value-type="string" table:number-columns-spanned="4" table:number-rows-spanned="1">
            <text:p>　　2.本表第二次查填及送達期限為105年7月20日前。</text:p>
          </table:table-cell>
          <table:covered-table-cell table:number-columns-repeated="3" table:style-name="ce8"/>
          <table:table-cell table:style-name="ce30" table:number-columns-repeated="3"/>
          <table:table-cell table:style-name="ce32"/>
          <table:table-cell table:style-name="ce36"/>
          <table:table-cell table:number-columns-repeated="1015"/>
        </table:table-row>
        <table:table-row table:style-name="ro14">
          <table:table-cell table:style-name="ce9"/>
          <table:table-cell table:style-name="ce22" table:number-columns-repeated="8"/>
          <table:table-cell table:number-columns-repeated="1015"/>
        </table:table-row>
        <table:table-row table:style-name="ro15">
          <table:table-cell table:style-name="ce10" office:value-type="string" calcext:value-type="string" table:number-columns-spanned="9" table:number-rows-spanned="2">
            <text:p>備註：1、第二季請於7月15日前送達，第四季請於106年1月19日前送達。本府各單位請送主計處會審科，機關學校請送主計處歲計科。</text:p>
          </table:table-cell>
          <table:covered-table-cell table:number-columns-repeated="8" table:style-name="ce11"/>
          <table:table-cell table:number-columns-repeated="1015"/>
        </table:table-row>
        <table:table-row table:style-name="ro15">
          <table:covered-table-cell table:number-columns-repeated="9" table:style-name="ce11"/>
          <table:table-cell table:number-columns-repeated="1015"/>
        </table:table-row>
        <table:table-row table:style-name="ro13">
          <table:table-cell table:style-name="ce12" office:value-type="string" calcext:value-type="string">
            <text:p>承辦單位：</text:p>
          </table:table-cell>
          <table:table-cell table:style-name="ce23"/>
          <table:table-cell table:style-name="ce26" office:value-type="string" calcext:value-type="string">
            <text:p>主辦會計：</text:p>
          </table:table-cell>
          <table:table-cell table:style-name="ce29" table:number-columns-repeated="2"/>
          <table:table-cell table:style-name="ce26" office:value-type="string" calcext:value-type="string">
            <text:p>機關長官：</text:p>
          </table:table-cell>
          <table:table-cell table:style-name="ce29" table:number-columns-repeated="3"/>
          <table:table-cell table:number-columns-repeated="1015"/>
        </table:table-row>
        <table:table-row table:style-name="ro14">
          <table:table-cell table:style-name="ce9"/>
          <table:table-cell table:style-name="ce22" table:number-columns-repeated="8"/>
          <table:table-cell table:number-columns-repeated="1015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/>
      <number:text> </number:text>
    </number:number-style>
    <number:number-style style:name="N159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59P0"/>
    </number:number-style>
    <number:number-style style:name="N16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5考核表-1" style:display-name="一般_95考核表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2.19mm" fo:margin-bottom="6.1mm" fo:margin-left="8.38mm" fo:margin-right="7.37mm" style:first-page-number="continue" style:scale-to="100%" style:writing-mode="lr-tb"/>
      <style:header-style>
        <style:header-footer-properties fo:min-height="7.5mm" fo:margin-left="10.62mm" fo:margin-right="11.62mm" fo:margin-bottom="0mm"/>
      </style:header-style>
      <style:footer-style>
        <style:header-footer-properties fo:min-height="7.5mm" fo:margin-left="10.62mm" fo:margin-right="11.62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220649455</meta:initial-creator>
    <meta:creation-date>2017-01-18T10:19:25</meta:creation-date>
    <dc:creator>C220649455</dc:creator>
    <dc:date>2017-01-19T17:19:24</dc:date>
    <meta:print-date>2017-01-19T17:15:15</meta:print-date>
    <meta:document-statistic meta:table-count="3" meta:cell-count="681" meta:object-count="0"/>
    <meta:generator>LibreOffice/5.2.5.1$Windows_x86 LibreOffice_project/0312e1a284a7d50ca85a365c316c7abbf20a4d22</meta:generator>
  </office:meta>
</office:document-meta>
</file>